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91mm" fo:break-before="auto" style:use-optimal-row-height="true"/>
    </style:style>
    <style:style style:name="ro5" style:family="table-row">
      <style:table-row-properties style:row-height="13.88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9.86mm" fo:break-before="auto" style:use-optimal-row-height="true"/>
    </style:style>
    <style:style style:name="ro8" style:family="table-row">
      <style:table-row-properties style:row-height="12.63mm" fo:break-before="auto" style:use-optimal-row-height="true"/>
    </style:style>
    <style:style style:name="ro9" style:family="table-row">
      <style:table-row-properties style:row-height="12.68mm" fo:break-before="auto" style:use-optimal-row-height="true"/>
    </style:style>
    <style:style style:name="ro10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ce1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[.G2]*10;[.G2]*10+10)*2" office:value-type="float" office:value="54" calcext:value-type="float">
            <text:p>54</text:p>
          </table:table-cell>
          <table:table-cell table:formula="of:=ROUND(['a - Provisions'.C2]*0.3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[.G3]*10;[.G3]*10+10)*2" office:value-type="float" office:value="40" calcext:value-type="float">
            <text:p>40</text:p>
          </table:table-cell>
          <table:table-cell table:formula="of:=ROUND(['a - Provisions'.C3]*0.3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[.G4]*10;[.G4]*10+10)*2" office:value-type="float" office:value="40" calcext:value-type="float">
            <text:p>40</text:p>
          </table:table-cell>
          <table:table-cell table:formula="of:=ROUND(['a - Provisions'.C4]*0.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[.G5]*10;[.G5]*10+10)*2" office:value-type="float" office:value="46" calcext:value-type="float">
            <text:p>46</text:p>
          </table:table-cell>
          <table:table-cell table:formula="of:=ROUND(['a - Provisions'.C5]*0.3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[.G6]*10;[.G6]*10+10)*2" office:value-type="float" office:value="52" calcext:value-type="float">
            <text:p>52</text:p>
          </table:table-cell>
          <table:table-cell table:formula="of:=ROUND(['a - Provisions'.C6]*0.3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[.G7]*10;[.G7]*10+10)*2" office:value-type="float" office:value="42" calcext:value-type="float">
            <text:p>42</text:p>
          </table:table-cell>
          <table:table-cell table:formula="of:=ROUND(['a - Provisions'.C7]*0.3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[.G8]*10;[.G8]*10+10)*2" office:value-type="float" office:value="50" calcext:value-type="float">
            <text:p>50</text:p>
          </table:table-cell>
          <table:table-cell table:formula="of:=ROUND(['a - Provisions'.C8]*0.3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[.G9]*10;[.G9]*10+10)*2" office:value-type="float" office:value="48" calcext:value-type="float">
            <text:p>48</text:p>
          </table:table-cell>
          <table:table-cell table:formula="of:=ROUND(['a - Provisions'.C9]*0.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[.G10]*10;[.G10]*10+10)*2" office:value-type="float" office:value="42" calcext:value-type="float">
            <text:p>42</text:p>
          </table:table-cell>
          <table:table-cell table:formula="of:=ROUND(['a - Provisions'.C10]*0.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[.G11]*10;[.G11]*10+10)*2" office:value-type="float" office:value="50" calcext:value-type="float">
            <text:p>50</text:p>
          </table:table-cell>
          <table:table-cell table:formula="of:=ROUND(['a - Provisions'.C11]*0.3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[.G12]*10;[.G12]*10+10)*2" office:value-type="float" office:value="48" calcext:value-type="float">
            <text:p>48</text:p>
          </table:table-cell>
          <table:table-cell table:formula="of:=ROUND(['a - Provisions'.C12]*0.3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[.G13]*10;[.G13]*10+10)*2" office:value-type="float" office:value="58" calcext:value-type="float">
            <text:p>58</text:p>
          </table:table-cell>
          <table:table-cell table:formula="of:=ROUND(['a - Provisions'.C13]*0.3)" office:value-type="float" office:value="17" calcext:value-type="float">
            <text:p>17</text:p>
          </table:table-cell>
          <table:table-cell table:style-name="ce11" table:formula="of:=ROUND(([.D13])/2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[.G14]*10;[.G14]*10+10)*2" office:value-type="float" office:value="60" calcext:value-type="float">
            <text:p>60</text:p>
          </table:table-cell>
          <table:table-cell table:formula="of:=ROUND(['a - Provisions'.C14]*0.3)" office:value-type="float" office:value="18" calcext:value-type="float">
            <text:p>18</text:p>
          </table:table-cell>
          <table:table-cell table:style-name="ce11" table:formula="of:=ROUND(([.D14])/2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[.G15]*10;[.G15]*10+10)*2" office:value-type="float" office:value="58" calcext:value-type="float">
            <text:p>58</text:p>
          </table:table-cell>
          <table:table-cell table:formula="of:=ROUND(['a - Provisions'.C15]*0.3)" office:value-type="float" office:value="17" calcext:value-type="float">
            <text:p>17</text:p>
          </table:table-cell>
          <table:table-cell table:style-name="ce11" table:formula="of:=ROUND(([.D15])/2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[.G16]*10;[.G16]*10+10)*2" office:value-type="float" office:value="60" calcext:value-type="float">
            <text:p>60</text:p>
          </table:table-cell>
          <table:table-cell table:formula="of:=ROUND(['a - Provisions'.C16]*0.3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[.G17]*10;[.G17]*10+10)*2" office:value-type="float" office:value="74" calcext:value-type="float">
            <text:p>74</text:p>
          </table:table-cell>
          <table:table-cell table:formula="of:=ROUND(['a - Provisions'.C17]*0.3)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[.G18]*10;[.G18]*10+10)*2" office:value-type="float" office:value="66" calcext:value-type="float">
            <text:p>66</text:p>
          </table:table-cell>
          <table:table-cell table:formula="of:=ROUND(['a - Provisions'.C18]*0.3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[.G19]*10;[.G19]*10+10)*2" office:value-type="float" office:value="64" calcext:value-type="float">
            <text:p>64</text:p>
          </table:table-cell>
          <table:table-cell table:formula="of:=ROUND(['a - Provisions'.C19]*0.3)" office:value-type="float" office:value="19" calcext:value-type="float">
            <text:p>19</text:p>
          </table:table-cell>
          <table:table-cell table:style-name="ce11" table:formula="of:=ROUND(([.D19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[.G20]*10;[.G20]*10+10)*2" office:value-type="float" office:value="80" calcext:value-type="float">
            <text:p>80</text:p>
          </table:table-cell>
          <table:table-cell table:formula="of:=ROUND(['a - Provisions'.C20]*0.3)" office:value-type="float" office:value="24" calcext:value-type="float">
            <text:p>24</text:p>
          </table:table-cell>
          <table:table-cell table:style-name="ce11" table:formula="of:=ROUND(([.D20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[.G21]*10;[.G21]*10+10)*2" office:value-type="float" office:value="68" calcext:value-type="float">
            <text:p>68</text:p>
          </table:table-cell>
          <table:table-cell table:formula="of:=ROUND(['a - Provisions'.C21]*0.3)" office:value-type="float" office:value="20" calcext:value-type="float">
            <text:p>20</text:p>
          </table:table-cell>
          <table:table-cell table:style-name="ce11" table:formula="of:=ROUND(([.D21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[.G22]*10;[.G22]*10+10)*2" office:value-type="float" office:value="78" calcext:value-type="float">
            <text:p>78</text:p>
          </table:table-cell>
          <table:table-cell table:formula="of:=ROUND(['a - Provisions'.C22]*0.3)" office:value-type="float" office:value="23" calcext:value-type="float">
            <text:p>23</text:p>
          </table:table-cell>
          <table:table-cell table:style-name="ce11" table:formula="of:=ROUND(([.D22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[.G23]*10;[.G23]*10+10)*2" office:value-type="float" office:value="66" calcext:value-type="float">
            <text:p>66</text:p>
          </table:table-cell>
          <table:table-cell table:formula="of:=ROUND(['a - Provisions'.C23]*0.3)" office:value-type="float" office:value="20" calcext:value-type="float">
            <text:p>20</text:p>
          </table:table-cell>
          <table:table-cell table:style-name="ce11" table:formula="of:=ROUND(([.D23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[.G24]*10;[.G24]*10+10)*2" office:value-type="float" office:value="70" calcext:value-type="float">
            <text:p>70</text:p>
          </table:table-cell>
          <table:table-cell table:formula="of:=ROUND(['a - Provisions'.C24]*0.3)" office:value-type="float" office:value="21" calcext:value-type="float">
            <text:p>21</text:p>
          </table:table-cell>
          <table:table-cell table:style-name="ce11" table:formula="of:=ROUND(([.D24])/2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[.G25]*10;[.G25]*10+10)*2" office:value-type="float" office:value="80" calcext:value-type="float">
            <text:p>80</text:p>
          </table:table-cell>
          <table:table-cell table:formula="of:=ROUND(['a - Provisions'.C25]*0.3)" office:value-type="float" office:value="24" calcext:value-type="float">
            <text:p>24</text:p>
          </table:table-cell>
          <table:table-cell table:style-name="ce11" table:formula="of:=ROUND(([.D25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[.G26]*10;[.G26]*10+10)*2" office:value-type="float" office:value="22" calcext:value-type="float">
            <text:p>22</text:p>
          </table:table-cell>
          <table:table-cell table:formula="of:=ROUND(['a - Provisions'.C26]*0.3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[.G27]*10;[.G27]*10+10)*2" office:value-type="float" office:value="40" calcext:value-type="float">
            <text:p>40</text:p>
          </table:table-cell>
          <table:table-cell table:formula="of:=ROUND(['a - Provisions'.C27]*0.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[.G28]*10;[.G28]*10+10)*2" office:value-type="float" office:value="20" calcext:value-type="float">
            <text:p>20</text:p>
          </table:table-cell>
          <table:table-cell table:formula="of:=ROUND(['a - Provisions'.C28]*0.3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[.G29]*10;[.G29]*10+10)*2" office:value-type="float" office:value="38" calcext:value-type="float">
            <text:p>38</text:p>
          </table:table-cell>
          <table:table-cell table:formula="of:=ROUND(['a - Provisions'.C29]*0.3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[.G30]*10;[.G30]*10+10)*2" office:value-type="float" office:value="32" calcext:value-type="float">
            <text:p>32</text:p>
          </table:table-cell>
          <table:table-cell table:formula="of:=ROUND(['a - Provisions'.C30]*0.3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[.G31]*10;[.G31]*10+10)*2" office:value-type="float" office:value="20" calcext:value-type="float">
            <text:p>20</text:p>
          </table:table-cell>
          <table:table-cell table:formula="of:=ROUND(['a - Provisions'.C31]*0.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[.G32]*10;[.G32]*10+10)*2" office:value-type="float" office:value="28" calcext:value-type="float">
            <text:p>28</text:p>
          </table:table-cell>
          <table:table-cell table:formula="of:=ROUND(['a - Provisions'.C32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[.G33]*10;[.G33]*10+10)*2" office:value-type="float" office:value="26" calcext:value-type="float">
            <text:p>26</text:p>
          </table:table-cell>
          <table:table-cell table:formula="of:=ROUND(['a - Provisions'.C33]*0.3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[.G34]*10;[.G34]*10+10)*2" office:value-type="float" office:value="34" calcext:value-type="float">
            <text:p>34</text:p>
          </table:table-cell>
          <table:table-cell table:formula="of:=ROUND(['a - Provisions'.C34]*0.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[.G35]*10;[.G35]*10+10)*2" office:value-type="float" office:value="28" calcext:value-type="float">
            <text:p>28</text:p>
          </table:table-cell>
          <table:table-cell table:formula="of:=ROUND(['a - Provisions'.C35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[.G36]*10;[.G36]*10+10)*2" office:value-type="float" office:value="28" calcext:value-type="float">
            <text:p>28</text:p>
          </table:table-cell>
          <table:table-cell table:formula="of:=ROUND(['a - Provisions'.C36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[.G37]*10;[.G37]*10+10)*2" office:value-type="float" office:value="34" calcext:value-type="float">
            <text:p>34</text:p>
          </table:table-cell>
          <table:table-cell table:formula="of:=ROUND(['a - Provisions'.C37]*0.3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[.G38]*10;[.G38]*10+10)*2" office:value-type="float" office:value="28" calcext:value-type="float">
            <text:p>28</text:p>
          </table:table-cell>
          <table:table-cell table:formula="of:=ROUND(['a - Provisions'.C38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[.G39]*10;[.G39]*10+10)*2" office:value-type="float" office:value="22" calcext:value-type="float">
            <text:p>22</text:p>
          </table:table-cell>
          <table:table-cell table:formula="of:=ROUND(['a - Provisions'.C39]*0.3)" office:value-type="float" office:value="7" calcext:value-type="float">
            <text:p>7</text:p>
          </table:table-cell>
          <table:table-cell table:style-name="ce11" table:formula="of:=ROUND(([.D3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style-name="ce20" office:value-type="string" calcext:value-type="string">
            <text:p>$</text:p>
          </table:table-cell>
          <table:table-cell table:style-name="ce21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8" table:formula="of:=RANDBETWEEN(0;5) + ROUND(50*[.F2]/6)" office:value-type="float" office:value="10" calcext:value-type="float">
            <text:p>10</text:p>
          </table:table-cell>
          <table:table-cell table:style-name="ce8" table:formula="of:=[.C2]*2 + RANDBETWEEN(1;9)" office:value-type="float" office:value="29" calcext:value-type="float">
            <text:p>29</text:p>
          </table:table-cell>
          <table:table-cell table:style-name="ce10" table:formula="of:=ROUND((['b - Armes'.C2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8" table:formula="of:=RANDBETWEEN(0;5) + ROUND(50*[.F3]/6)" office:value-type="float" office:value="8" calcext:value-type="float">
            <text:p>8</text:p>
          </table:table-cell>
          <table:table-cell table:style-name="ce8" table:formula="of:=[.C3]*2 + RANDBETWEEN(1;9)" office:value-type="float" office:value="23" calcext:value-type="float">
            <text:p>23</text:p>
          </table:table-cell>
          <table:table-cell table:style-name="ce10" table:formula="of:=ROUND((['b - Armes'.C3]*20)/40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8" table:formula="of:=RANDBETWEEN(0;5) + ROUND(50*[.F4]/6)" office:value-type="float" office:value="11" calcext:value-type="float">
            <text:p>11</text:p>
          </table:table-cell>
          <table:table-cell table:style-name="ce8" table:formula="of:=[.C4]*2 + RANDBETWEEN(1;9)" office:value-type="float" office:value="25" calcext:value-type="float">
            <text:p>25</text:p>
          </table:table-cell>
          <table:table-cell table:style-name="ce10" table:formula="of:=ROUND((['b - Armes'.C4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8" table:formula="of:=RANDBETWEEN(0;5) + ROUND(50*[.F5]/6)" office:value-type="float" office:value="10" calcext:value-type="float">
            <text:p>10</text:p>
          </table:table-cell>
          <table:table-cell table:style-name="ce8" table:formula="of:=[.C5]*2 + RANDBETWEEN(1;9)" office:value-type="float" office:value="23" calcext:value-type="float">
            <text:p>23</text:p>
          </table:table-cell>
          <table:table-cell table:style-name="ce10" table:formula="of:=ROUND((['b - Armes'.C5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8" table:formula="of:=RANDBETWEEN(0;5) + ROUND(50*[.F6]/6)" office:value-type="float" office:value="11" calcext:value-type="float">
            <text:p>11</text:p>
          </table:table-cell>
          <table:table-cell table:style-name="ce8" table:formula="of:=[.C6]*2 + RANDBETWEEN(1;9)" office:value-type="float" office:value="27" calcext:value-type="float">
            <text:p>27</text:p>
          </table:table-cell>
          <table:table-cell table:style-name="ce10" table:formula="of:=ROUND((['b - Armes'.C6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8" table:formula="of:=RANDBETWEEN(0;5) + ROUND(50*[.F7]/6)" office:value-type="float" office:value="9" calcext:value-type="float">
            <text:p>9</text:p>
          </table:table-cell>
          <table:table-cell table:style-name="ce8" table:formula="of:=[.C7]*2 + RANDBETWEEN(1;9)" office:value-type="float" office:value="20" calcext:value-type="float">
            <text:p>20</text:p>
          </table:table-cell>
          <table:table-cell table:style-name="ce10" table:formula="of:=ROUND((['b - Armes'.C7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8" table:formula="of:=RANDBETWEEN(0;5) + ROUND(50*[.F8]/6)" office:value-type="float" office:value="11" calcext:value-type="float">
            <text:p>11</text:p>
          </table:table-cell>
          <table:table-cell table:style-name="ce8" table:formula="of:=[.C8]*2 + RANDBETWEEN(1;9)" office:value-type="float" office:value="30" calcext:value-type="float">
            <text:p>30</text:p>
          </table:table-cell>
          <table:table-cell table:style-name="ce10" table:formula="of:=ROUND((['b - Armes'.C8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18" table:formula="of:=RANDBETWEEN(0;5) + ROUND(50*[.F9]/6)" office:value-type="float" office:value="19" calcext:value-type="float">
            <text:p>19</text:p>
          </table:table-cell>
          <table:table-cell table:style-name="ce8" table:formula="of:=[.C9]*2 + RANDBETWEEN(1;9)" office:value-type="float" office:value="40" calcext:value-type="float">
            <text:p>40</text:p>
          </table:table-cell>
          <table:table-cell table:style-name="ce10" table:formula="of:=ROUND((['b - Armes'.C9]*20)/40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18" table:formula="of:=RANDBETWEEN(0;5) + ROUND(50*[.F10]/6)" office:value-type="float" office:value="20" calcext:value-type="float">
            <text:p>20</text:p>
          </table:table-cell>
          <table:table-cell table:style-name="ce8" table:formula="of:=[.C10]*2 + RANDBETWEEN(1;9)" office:value-type="float" office:value="47" calcext:value-type="float">
            <text:p>47</text:p>
          </table:table-cell>
          <table:table-cell table:style-name="ce10" table:formula="of:=ROUND((['b - Armes'.C10]*20)/40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18" table:formula="of:=RANDBETWEEN(0;5) + ROUND(50*[.F11]/6)" office:value-type="float" office:value="22" calcext:value-type="float">
            <text:p>22</text:p>
          </table:table-cell>
          <table:table-cell table:style-name="ce8" table:formula="of:=[.C11]*2 + RANDBETWEEN(1;9)" office:value-type="float" office:value="52" calcext:value-type="float">
            <text:p>52</text:p>
          </table:table-cell>
          <table:table-cell table:style-name="ce10" table:formula="of:=ROUND((['b - Armes'.C11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18" table:formula="of:=RANDBETWEEN(0;5) + ROUND(50*[.F12]/6)" office:value-type="float" office:value="20" calcext:value-type="float">
            <text:p>20</text:p>
          </table:table-cell>
          <table:table-cell table:style-name="ce8" table:formula="of:=[.C12]*2 + RANDBETWEEN(1;9)" office:value-type="float" office:value="43" calcext:value-type="float">
            <text:p>43</text:p>
          </table:table-cell>
          <table:table-cell table:style-name="ce10" table:formula="of:=ROUND((['b - Armes'.C12]*20)/40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18" table:formula="of:=RANDBETWEEN(0;5) + ROUND(50*[.F13]/6)" office:value-type="float" office:value="19" calcext:value-type="float">
            <text:p>19</text:p>
          </table:table-cell>
          <table:table-cell table:style-name="ce8" table:formula="of:=[.C13]*2 + RANDBETWEEN(1;9)" office:value-type="float" office:value="42" calcext:value-type="float">
            <text:p>42</text:p>
          </table:table-cell>
          <table:table-cell table:style-name="ce10" table:formula="of:=ROUND((['b - Armes'.C13]*20)/40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18" table:formula="of:=RANDBETWEEN(0;5) + ROUND(50*[.F14]/6)" office:value-type="float" office:value="22" calcext:value-type="float">
            <text:p>22</text:p>
          </table:table-cell>
          <table:table-cell table:style-name="ce8" table:formula="of:=[.C14]*2 + RANDBETWEEN(1;9)" office:value-type="float" office:value="53" calcext:value-type="float">
            <text:p>53</text:p>
          </table:table-cell>
          <table:table-cell table:style-name="ce10" table:formula="of:=ROUND((['b - Armes'.C14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18" table:formula="of:=RANDBETWEEN(0;5) + ROUND(50*[.F15]/6)" office:value-type="float" office:value="26" calcext:value-type="float">
            <text:p>26</text:p>
          </table:table-cell>
          <table:table-cell table:style-name="ce8" table:formula="of:=[.C15]*2 + RANDBETWEEN(1;9)" office:value-type="float" office:value="53" calcext:value-type="float">
            <text:p>53</text:p>
          </table:table-cell>
          <table:table-cell table:style-name="ce10" table:formula="of:=ROUND((['b - Armes'.C15]*20)/40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18" table:formula="of:=RANDBETWEEN(0;5) + ROUND(50*[.F16]/6)" office:value-type="float" office:value="25" calcext:value-type="float">
            <text:p>25</text:p>
          </table:table-cell>
          <table:table-cell table:style-name="ce8" table:formula="of:=[.C16]*2 + RANDBETWEEN(1;9)" office:value-type="float" office:value="52" calcext:value-type="float">
            <text:p>52</text:p>
          </table:table-cell>
          <table:table-cell table:style-name="ce10" table:formula="of:=ROUND((['b - Armes'.C16]*20)/40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18" table:formula="of:=RANDBETWEEN(0;5) + ROUND(50*[.F17]/6)" office:value-type="float" office:value="27" calcext:value-type="float">
            <text:p>27</text:p>
          </table:table-cell>
          <table:table-cell table:style-name="ce8" table:formula="of:=[.C17]*2 + RANDBETWEEN(1;9)" office:value-type="float" office:value="57" calcext:value-type="float">
            <text:p>57</text:p>
          </table:table-cell>
          <table:table-cell table:style-name="ce10" table:formula="of:=ROUND((['b - Armes'.C17]*20)/40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18" table:formula="of:=RANDBETWEEN(0;5) + ROUND(50*[.F18]/6)" office:value-type="float" office:value="29" calcext:value-type="float">
            <text:p>29</text:p>
          </table:table-cell>
          <table:table-cell table:style-name="ce8" table:formula="of:=[.C18]*2 + RANDBETWEEN(1;9)" office:value-type="float" office:value="59" calcext:value-type="float">
            <text:p>59</text:p>
          </table:table-cell>
          <table:table-cell table:style-name="ce10" table:formula="of:=ROUND((['b - Armes'.C18]*20)/40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18" table:formula="of:=RANDBETWEEN(0;5) + ROUND(50*[.F19]/6)" office:value-type="float" office:value="30" calcext:value-type="float">
            <text:p>30</text:p>
          </table:table-cell>
          <table:table-cell table:style-name="ce8" table:formula="of:=[.C19]*2 + RANDBETWEEN(1;9)" office:value-type="float" office:value="68" calcext:value-type="float">
            <text:p>68</text:p>
          </table:table-cell>
          <table:table-cell table:style-name="ce10" table:formula="of:=ROUND((['b - Armes'.C19]*20)/40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18" table:formula="of:=RANDBETWEEN(0;5) + ROUND(50*[.F20]/6)" office:value-type="float" office:value="29" calcext:value-type="float">
            <text:p>29</text:p>
          </table:table-cell>
          <table:table-cell table:style-name="ce8" table:formula="of:=[.C20]*2 + RANDBETWEEN(1;9)" office:value-type="float" office:value="62" calcext:value-type="float">
            <text:p>62</text:p>
          </table:table-cell>
          <table:table-cell table:style-name="ce10" table:formula="of:=ROUND((['b - Armes'.C20]*20)/40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18" table:formula="of:=RANDBETWEEN(0;5) + ROUND(50*[.F21]/6)" office:value-type="float" office:value="27" calcext:value-type="float">
            <text:p>27</text:p>
          </table:table-cell>
          <table:table-cell table:style-name="ce8" table:formula="of:=[.C21]*2 + RANDBETWEEN(1;9)" office:value-type="float" office:value="55" calcext:value-type="float">
            <text:p>55</text:p>
          </table:table-cell>
          <table:table-cell table:style-name="ce10" table:formula="of:=ROUND((['b - Armes'.C21]*20)/40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18" table:formula="of:=RANDBETWEEN(0;5) + ROUND(50*[.F22]/6)" office:value-type="float" office:value="36" calcext:value-type="float">
            <text:p>36</text:p>
          </table:table-cell>
          <table:table-cell table:style-name="ce8" table:formula="of:=[.C22]*2 + RANDBETWEEN(1;9)" office:value-type="float" office:value="73" calcext:value-type="float">
            <text:p>73</text:p>
          </table:table-cell>
          <table:table-cell table:style-name="ce10" table:formula="of:=ROUND((['b - Armes'.C22]*20)/40)" office:value-type="float" office:value="18" calcext:value-type="float">
            <text:p>1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18" table:formula="of:=RANDBETWEEN(0;5) + ROUND(50*[.F23]/6)" office:value-type="float" office:value="33" calcext:value-type="float">
            <text:p>33</text:p>
          </table:table-cell>
          <table:table-cell table:style-name="ce8" table:formula="of:=[.C23]*2 + RANDBETWEEN(1;9)" office:value-type="float" office:value="68" calcext:value-type="float">
            <text:p>68</text:p>
          </table:table-cell>
          <table:table-cell table:style-name="ce10" table:formula="of:=ROUND((['b - Armes'.C23]*20)/40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18" table:formula="of:=RANDBETWEEN(0;5) + ROUND(50*[.F24]/6)" office:value-type="float" office:value="34" calcext:value-type="float">
            <text:p>34</text:p>
          </table:table-cell>
          <table:table-cell table:style-name="ce8" table:formula="of:=[.C24]*2 + RANDBETWEEN(1;9)" office:value-type="float" office:value="76" calcext:value-type="float">
            <text:p>76</text:p>
          </table:table-cell>
          <table:table-cell table:style-name="ce10" table:formula="of:=ROUND((['b - Armes'.C24]*20)/40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18" table:formula="of:=RANDBETWEEN(0;5) + ROUND(50*[.F25]/6)" office:value-type="float" office:value="35" calcext:value-type="float">
            <text:p>35</text:p>
          </table:table-cell>
          <table:table-cell table:style-name="ce8" table:formula="of:=[.C25]*2 + RANDBETWEEN(1;9)" office:value-type="float" office:value="71" calcext:value-type="float">
            <text:p>71</text:p>
          </table:table-cell>
          <table:table-cell table:style-name="ce10" table:formula="of:=ROUND((['b - Armes'.C25]*20)/40)" office:value-type="float" office:value="18" calcext:value-type="float">
            <text:p>1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18" table:formula="of:=RANDBETWEEN(0;5) + ROUND(50*[.F26]/6)" office:value-type="float" office:value="38" calcext:value-type="float">
            <text:p>38</text:p>
          </table:table-cell>
          <table:table-cell table:style-name="ce8" table:formula="of:=[.C26]*2 + RANDBETWEEN(1;9)" office:value-type="float" office:value="84" calcext:value-type="float">
            <text:p>84</text:p>
          </table:table-cell>
          <table:table-cell table:style-name="ce10" table:formula="of:=ROUND((['b - Armes'.C26]*20)/40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18" table:formula="of:=RANDBETWEEN(0;5) + ROUND(50*[.F27]/6)" office:value-type="float" office:value="35" calcext:value-type="float">
            <text:p>35</text:p>
          </table:table-cell>
          <table:table-cell table:style-name="ce8" table:formula="of:=[.C27]*2 + RANDBETWEEN(1;9)" office:value-type="float" office:value="75" calcext:value-type="float">
            <text:p>75</text:p>
          </table:table-cell>
          <table:table-cell table:style-name="ce10" table:formula="of:=ROUND((['b - Armes'.C27]*20)/40)" office:value-type="float" office:value="18" calcext:value-type="float">
            <text:p>1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18" table:formula="of:=RANDBETWEEN(0;5) + ROUND(50*[.F28]/6)" office:value-type="float" office:value="42" calcext:value-type="float">
            <text:p>42</text:p>
          </table:table-cell>
          <table:table-cell table:style-name="ce8" table:formula="of:=[.C28]*2 + RANDBETWEEN(1;9)" office:value-type="float" office:value="92" calcext:value-type="float">
            <text:p>92</text:p>
          </table:table-cell>
          <table:table-cell table:style-name="ce10" table:formula="of:=ROUND((['b - Armes'.C28]*20)/40)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18" table:formula="of:=RANDBETWEEN(0;5) + ROUND(50*[.F29]/6)" office:value-type="float" office:value="47" calcext:value-type="float">
            <text:p>47</text:p>
          </table:table-cell>
          <table:table-cell table:style-name="ce8" table:formula="of:=[.C29]*2 + RANDBETWEEN(1;9)" office:value-type="float" office:value="101" calcext:value-type="float">
            <text:p>101</text:p>
          </table:table-cell>
          <table:table-cell table:style-name="ce10" table:formula="of:=ROUND((['b - Armes'.C29]*20)/40)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18" table:formula="of:=RANDBETWEEN(0;5) + ROUND(50*[.F30]/6)" office:value-type="float" office:value="44" calcext:value-type="float">
            <text:p>44</text:p>
          </table:table-cell>
          <table:table-cell table:style-name="ce8" table:formula="of:=[.C30]*2 + RANDBETWEEN(1;9)" office:value-type="float" office:value="90" calcext:value-type="float">
            <text:p>90</text:p>
          </table:table-cell>
          <table:table-cell table:style-name="ce10" table:formula="of:=ROUND((['b - Armes'.C30]*20)/40)" office:value-type="float" office:value="22" calcext:value-type="float">
            <text:p>22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18" table:formula="of:=RANDBETWEEN(0;5) + ROUND(50*[.F31]/6)" office:value-type="float" office:value="42" calcext:value-type="float">
            <text:p>42</text:p>
          </table:table-cell>
          <table:table-cell table:style-name="ce8" table:formula="of:=[.C31]*2 + RANDBETWEEN(1;9)" office:value-type="float" office:value="89" calcext:value-type="float">
            <text:p>89</text:p>
          </table:table-cell>
          <table:table-cell table:style-name="ce10" table:formula="of:=ROUND((['b - Armes'.C31]*20)/40)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18" table:formula="of:=RANDBETWEEN(0;5) + ROUND(50*[.F32]/6)" office:value-type="float" office:value="42" calcext:value-type="float">
            <text:p>42</text:p>
          </table:table-cell>
          <table:table-cell table:style-name="ce8" table:formula="of:=[.C32]*2 + RANDBETWEEN(1;9)" office:value-type="float" office:value="90" calcext:value-type="float">
            <text:p>90</text:p>
          </table:table-cell>
          <table:table-cell table:style-name="ce10" table:formula="of:=ROUND((['b - Armes'.C32]*20)/40)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18" table:formula="of:=RANDBETWEEN(0;5) + ROUND(50*[.F33]/6)" office:value-type="float" office:value="47" calcext:value-type="float">
            <text:p>47</text:p>
          </table:table-cell>
          <table:table-cell table:style-name="ce8" table:formula="of:=[.C33]*2 + RANDBETWEEN(1;9)" office:value-type="float" office:value="95" calcext:value-type="float">
            <text:p>95</text:p>
          </table:table-cell>
          <table:table-cell table:style-name="ce10" table:formula="of:=ROUND((['b - Armes'.C33]*20)/40)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18" table:formula="of:=RANDBETWEEN(0;5) + ROUND(50*[.F34]/6)" office:value-type="float" office:value="51" calcext:value-type="float">
            <text:p>51</text:p>
          </table:table-cell>
          <table:table-cell table:style-name="ce8" table:formula="of:=[.C34]*2 + RANDBETWEEN(1;9)" office:value-type="float" office:value="111" calcext:value-type="float">
            <text:p>111</text:p>
          </table:table-cell>
          <table:table-cell table:style-name="ce10" table:formula="of:=ROUND((['b - Armes'.C34]*20)/40)" office:value-type="float" office:value="26" calcext:value-type="float">
            <text:p>26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18" table:formula="of:=RANDBETWEEN(0;5) + ROUND(50*[.F35]/6)" office:value-type="float" office:value="54" calcext:value-type="float">
            <text:p>54</text:p>
          </table:table-cell>
          <table:table-cell table:style-name="ce8" table:formula="of:=[.C35]*2 + RANDBETWEEN(1;9)" office:value-type="float" office:value="115" calcext:value-type="float">
            <text:p>115</text:p>
          </table:table-cell>
          <table:table-cell table:style-name="ce10" table:formula="of:=ROUND((['b - Armes'.C35]*20)/40)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18" table:formula="of:=RANDBETWEEN(0;5) + ROUND(50*[.F36]/6)" office:value-type="float" office:value="51" calcext:value-type="float">
            <text:p>51</text:p>
          </table:table-cell>
          <table:table-cell table:style-name="ce8" table:formula="of:=[.C36]*2 + RANDBETWEEN(1;9)" office:value-type="float" office:value="105" calcext:value-type="float">
            <text:p>105</text:p>
          </table:table-cell>
          <table:table-cell table:style-name="ce10" table:formula="of:=ROUND((['b - Armes'.C36]*20)/40)" office:value-type="float" office:value="26" calcext:value-type="float">
            <text:p>26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18" table:formula="of:=RANDBETWEEN(0;5) + ROUND(50*[.F37]/6)" office:value-type="float" office:value="50" calcext:value-type="float">
            <text:p>50</text:p>
          </table:table-cell>
          <table:table-cell table:style-name="ce8" table:formula="of:=[.C37]*2 + RANDBETWEEN(1;9)" office:value-type="float" office:value="101" calcext:value-type="float">
            <text:p>101</text:p>
          </table:table-cell>
          <table:table-cell table:style-name="ce10" table:formula="of:=ROUND((['b - Armes'.C37]*20)/40)" office:value-type="float" office:value="25" calcext:value-type="float">
            <text:p>25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18" table:formula="of:=RANDBETWEEN(0;5) + ROUND(50*[.F38]/6)" office:value-type="float" office:value="54" calcext:value-type="float">
            <text:p>54</text:p>
          </table:table-cell>
          <table:table-cell table:style-name="ce8" table:formula="of:=[.C38]*2 + RANDBETWEEN(1;9)" office:value-type="float" office:value="109" calcext:value-type="float">
            <text:p>109</text:p>
          </table:table-cell>
          <table:table-cell table:style-name="ce10" table:formula="of:=ROUND((['b - Armes'.C38]*20)/40)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18" table:formula="of:=RANDBETWEEN(0;5) + ROUND(50*[.F39]/6)" office:value-type="float" office:value="51" calcext:value-type="float">
            <text:p>51</text:p>
          </table:table-cell>
          <table:table-cell table:style-name="ce8" table:formula="of:=[.C39]*2 + RANDBETWEEN(1;9)" office:value-type="float" office:value="111" calcext:value-type="float">
            <text:p>111</text:p>
          </table:table-cell>
          <table:table-cell table:style-name="ce10" table:formula="of:=ROUND((['b - Armes'.C39]*20)/40)" office:value-type="float" office:value="26" calcext:value-type="float">
            <text:p>26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0"/>
        <table:table-column table:style-name="co9" table:default-cell-style-name="ce13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'c - Vêtement'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'c - Vêtement'.C2]*2) + RANDBETWEEN(0;10)" office:value-type="float" office:value="23" calcext:value-type="float">
            <text:p>23</text:p>
          </table:table-cell>
          <table:table-cell table:formula="of:=ROUND((['c - Vêtement'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arcel</text:p>
          </table:table-cell>
          <table:table-cell table:formula="of:=T(&quot;C'est un &quot;) &amp; LOWER(['c - Vêtement'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'c - Vêtement'.C3]*2) + RANDBETWEEN(0;10)" office:value-type="float" office:value="23" calcext:value-type="float">
            <text:p>23</text:p>
          </table:table-cell>
          <table:table-cell table:formula="of:=ROUND((['c - Vêtement'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Toge en tissu</text:p>
          </table:table-cell>
          <table:table-cell table:formula="of:=T(&quot;C'est un &quot;) &amp; LOWER(['c - Vêtement'.A4])" office:value-type="string" office:string-value="C'est un toge en tissu" calcext:value-type="string">
            <text:p>C'est un toge en tissu</text:p>
          </table:table-cell>
          <table:table-cell table:formula="of:=(['c - Vêtement'.F4]*10)+ (RANDBETWEEN( 0;5)*['c - Vêtement'.F4])" office:value-type="float" office:value="13" calcext:value-type="float">
            <text:p>13</text:p>
          </table:table-cell>
          <table:table-cell table:formula="of:=(['c - Vêtement'.C4]*2) + RANDBETWEEN(0;10)" office:value-type="float" office:value="26" calcext:value-type="float">
            <text:p>26</text:p>
          </table:table-cell>
          <table:table-cell table:formula="of:=ROUND((['c - Vêtement'.C4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Habit de paysan</text:p>
          </table:table-cell>
          <table:table-cell table:formula="of:=T(&quot;C'est un &quot;) &amp; LOWER(['c - Vêtement'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'c - Vêtement'.C5]*2) + RANDBETWEEN(0;10)" office:value-type="float" office:value="31" calcext:value-type="float">
            <text:p>31</text:p>
          </table:table-cell>
          <table:table-cell table:formula="of:=ROUND((['c - Vêtement'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Tenue de voyageur</text:p>
          </table:table-cell>
          <table:table-cell table:formula="of:=T(&quot;C'est un &quot;) &amp; LOWER(['c - Vêtement'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'c - Vêtement'.C6]*2) + RANDBETWEEN(0;10)" office:value-type="float" office:value="32" calcext:value-type="float">
            <text:p>32</text:p>
          </table:table-cell>
          <table:table-cell table:formula="of:=ROUND((['c - Vêtement'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'c - Vêtement'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'c - Vêtement'.C7]*2) + RANDBETWEEN(0;10)" office:value-type="float" office:value="35" calcext:value-type="float">
            <text:p>35</text:p>
          </table:table-cell>
          <table:table-cell table:formula="of:=ROUND((['c - Vêtement'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'c - Vêtement'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'c - Vêtement'.C8]*2) + RANDBETWEEN(0;10)" office:value-type="float" office:value="34" calcext:value-type="float">
            <text:p>34</text:p>
          </table:table-cell>
          <table:table-cell table:formula="of:=ROUND((['c - Vêtement'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Habit de mineur</text:p>
          </table:table-cell>
          <table:table-cell table:formula="of:=T(&quot;C'est un &quot;) &amp; LOWER(['c - Vêtement'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'c - Vêtement'.C9]*2) + RANDBETWEEN(0;10)" office:value-type="float" office:value="43" calcext:value-type="float">
            <text:p>43</text:p>
          </table:table-cell>
          <table:table-cell table:formula="of:=ROUND((['c - Vêtement'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Chemise de maille</text:p>
          </table:table-cell>
          <table:table-cell table:formula="of:=T(&quot;C'est un &quot;) &amp; LOWER(['c - Vêtement'.A10])" office:value-type="string" office:string-value="C'est un chemise de maille" calcext:value-type="string">
            <text:p>C'est un chemise de maille</text:p>
          </table:table-cell>
          <table:table-cell table:formula="of:=(['c - Vêtement'.F10]*10)+ (RANDBETWEEN( 0;5)*['c - Vêtement'.F10])" office:value-type="float" office:value="24" calcext:value-type="float">
            <text:p>24</text:p>
          </table:table-cell>
          <table:table-cell table:formula="of:=(['c - Vêtement'.C10]*2) + RANDBETWEEN(0;10)" office:value-type="float" office:value="55" calcext:value-type="float">
            <text:p>55</text:p>
          </table:table-cell>
          <table:table-cell table:formula="of:=ROUND((['c - Vêtement'.C10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Armure de parade</text:p>
          </table:table-cell>
          <table:table-cell table:formula="of:=T(&quot;C'est un &quot;) &amp; LOWER(['c - Vêtement'.A11])" office:value-type="string" office:string-value="C'est un armure de parade" calcext:value-type="string">
            <text:p>C'est un armure de parade</text:p>
          </table:table-cell>
          <table:table-cell table:formula="of:=(['c - Vêtement'.F11]*10)+ (RANDBETWEEN( 0;5)*['c - Vêtement'.F11])" office:value-type="float" office:value="20" calcext:value-type="float">
            <text:p>20</text:p>
          </table:table-cell>
          <table:table-cell table:formula="of:=(['c - Vêtement'.C11]*2) + RANDBETWEEN(0;10)" office:value-type="float" office:value="41" calcext:value-type="float">
            <text:p>41</text:p>
          </table:table-cell>
          <table:table-cell table:formula="of:=ROUND((['c - Vêtement'.C11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Armure de bois</text:p>
          </table:table-cell>
          <table:table-cell table:formula="of:=T(&quot;C'est un &quot;) &amp; LOWER(['c - Vêtement'.A12])" office:value-type="string" office:string-value="C'est un armure de bois" calcext:value-type="string">
            <text:p>C'est un armure de bois</text:p>
          </table:table-cell>
          <table:table-cell table:formula="of:=(['c - Vêtement'.F12]*10)+ (RANDBETWEEN( 0;5)*['c - Vêtement'.F12])" office:value-type="float" office:value="22" calcext:value-type="float">
            <text:p>22</text:p>
          </table:table-cell>
          <table:table-cell table:formula="of:=(['c - Vêtement'.C12]*2) + RANDBETWEEN(0;10)" office:value-type="float" office:value="51" calcext:value-type="float">
            <text:p>51</text:p>
          </table:table-cell>
          <table:table-cell table:formula="of:=ROUND((['c - Vêtement'.C12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Cuirasse rouillée</text:p>
          </table:table-cell>
          <table:table-cell table:formula="of:=T(&quot;C'est un &quot;) &amp; LOWER(['c - Vêtement'.A13])" office:value-type="string" office:string-value="C'est un cuirasse rouillée" calcext:value-type="string">
            <text:p>C'est un cuirasse rouillée</text:p>
          </table:table-cell>
          <table:table-cell table:formula="of:=(['c - Vêtement'.F13]*10)+ (RANDBETWEEN( 0;5)*['c - Vêtement'.F13])" office:value-type="float" office:value="24" calcext:value-type="float">
            <text:p>24</text:p>
          </table:table-cell>
          <table:table-cell table:formula="of:=(['c - Vêtement'.C13]*2) + RANDBETWEEN(0;10)" office:value-type="float" office:value="53" calcext:value-type="float">
            <text:p>53</text:p>
          </table:table-cell>
          <table:table-cell table:formula="of:=ROUND((['c - Vêtement'.C13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Harnais de cuir</text:p>
          </table:table-cell>
          <table:table-cell table:formula="of:=T(&quot;C'est un &quot;) &amp; LOWER(['c - Vêtement'.A14])" office:value-type="string" office:string-value="C'est un harnais de cuir" calcext:value-type="string">
            <text:p>C'est un harnais de cuir</text:p>
          </table:table-cell>
          <table:table-cell table:formula="of:=(['c - Vêtement'.F14]*10)+ (RANDBETWEEN( 0;5)*['c - Vêtement'.F14])" office:value-type="float" office:value="20" calcext:value-type="float">
            <text:p>20</text:p>
          </table:table-cell>
          <table:table-cell table:formula="of:=(['c - Vêtement'.C14]*2) + RANDBETWEEN(0;10)" office:value-type="float" office:value="49" calcext:value-type="float">
            <text:p>49</text:p>
          </table:table-cell>
          <table:table-cell table:formula="of:=ROUND((['c - Vêtement'.C14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Veste renforcée</text:p>
          </table:table-cell>
          <table:table-cell table:formula="of:=T(&quot;C'est un &quot;) &amp; LOWER(['c - Vêtement'.A15])" office:value-type="string" office:string-value="C'est un veste renforcée" calcext:value-type="string">
            <text:p>C'est un veste renforcée</text:p>
          </table:table-cell>
          <table:table-cell table:formula="of:=(['c - Vêtement'.F15]*10)+ (RANDBETWEEN( 0;5)*['c - Vêtement'.F15])" office:value-type="float" office:value="20" calcext:value-type="float">
            <text:p>20</text:p>
          </table:table-cell>
          <table:table-cell table:formula="of:=(['c - Vêtement'.C15]*2) + RANDBETWEEN(0;10)" office:value-type="float" office:value="43" calcext:value-type="float">
            <text:p>43</text:p>
          </table:table-cell>
          <table:table-cell table:formula="of:=ROUND((['c - Vêtement'.C15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Plastron de cuir</text:p>
          </table:table-cell>
          <table:table-cell table:formula="of:=T(&quot;C'est un &quot;) &amp; LOWER(['c - Vêtement'.A16])" office:value-type="string" office:string-value="C'est un plastron de cuir" calcext:value-type="string">
            <text:p>C'est un plastron de cuir</text:p>
          </table:table-cell>
          <table:table-cell table:formula="of:=(['c - Vêtement'.F16]*10)+ (RANDBETWEEN( 0;5)*['c - Vêtement'.F16])" office:value-type="float" office:value="39" calcext:value-type="float">
            <text:p>39</text:p>
          </table:table-cell>
          <table:table-cell table:formula="of:=(['c - Vêtement'.C16]*2) + RANDBETWEEN(0;10)" office:value-type="float" office:value="79" calcext:value-type="float">
            <text:p>79</text:p>
          </table:table-cell>
          <table:table-cell table:formula="of:=ROUND((['c - Vêtement'.C16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'c - Vêtement'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17]*2) + RANDBETWEEN(0;10)" office:value-type="float" office:value="80" calcext:value-type="float">
            <text:p>80</text:p>
          </table:table-cell>
          <table:table-cell table:formula="of:=ROUND((['c - Vêtement'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Tenue d'officier</text:p>
          </table:table-cell>
          <table:table-cell table:formula="of:=T(&quot;C'est un &quot;) &amp; LOWER(['c - Vêtement'.A18])" office:value-type="string" office:string-value="C'est un tenue d'officier" calcext:value-type="string">
            <text:p>C'est un tenue d'officier</text:p>
          </table:table-cell>
          <table:table-cell table:formula="of:=(['c - Vêtement'.F18]*10)+ (RANDBETWEEN( 0;5)*['c - Vêtement'.F18])" office:value-type="float" office:value="39" calcext:value-type="float">
            <text:p>39</text:p>
          </table:table-cell>
          <table:table-cell table:formula="of:=(['c - Vêtement'.C18]*2) + RANDBETWEEN(0;10)" office:value-type="float" office:value="83" calcext:value-type="float">
            <text:p>83</text:p>
          </table:table-cell>
          <table:table-cell table:formula="of:=ROUND((['c - Vêtement'.C18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Habit de bandit</text:p>
          </table:table-cell>
          <table:table-cell table:formula="of:=T(&quot;C'est un &quot;) &amp; LOWER(['c - Vêtement'.A19])" office:value-type="string" office:string-value="C'est un habit de bandit" calcext:value-type="string">
            <text:p>C'est un habit de bandit</text:p>
          </table:table-cell>
          <table:table-cell table:formula="of:=(['c - Vêtement'.F19]*10)+ (RANDBETWEEN( 0;5)*['c - Vêtement'.F19])" office:value-type="float" office:value="36" calcext:value-type="float">
            <text:p>36</text:p>
          </table:table-cell>
          <table:table-cell table:formula="of:=(['c - Vêtement'.C19]*2) + RANDBETWEEN(0;10)" office:value-type="float" office:value="79" calcext:value-type="float">
            <text:p>79</text:p>
          </table:table-cell>
          <table:table-cell table:formula="of:=ROUND((['c - Vêtement'.C19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Plastron de fer</text:p>
          </table:table-cell>
          <table:table-cell table:formula="of:=T(&quot;C'est un &quot;) &amp; LOWER(['c - Vêtement'.A20])" office:value-type="string" office:string-value="C'est un plastron de fer" calcext:value-type="string">
            <text:p>C'est un plastron de fer</text:p>
          </table:table-cell>
          <table:table-cell table:formula="of:=(['c - Vêtement'.F20]*10)+ (RANDBETWEEN( 0;5)*['c - Vêtement'.F20])" office:value-type="float" office:value="45" calcext:value-type="float">
            <text:p>45</text:p>
          </table:table-cell>
          <table:table-cell table:formula="of:=(['c - Vêtement'.C20]*2) + RANDBETWEEN(0;10)" office:value-type="float" office:value="91" calcext:value-type="float">
            <text:p>91</text:p>
          </table:table-cell>
          <table:table-cell table:formula="of:=ROUND((['c - Vêtement'.C20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Cotte de maille</text:p>
          </table:table-cell>
          <table:table-cell table:formula="of:=T(&quot;C'est un &quot;) &amp; LOWER(['c - Vêtement'.A21])" office:value-type="string" office:string-value="C'est un cotte de maille" calcext:value-type="string">
            <text:p>C'est un cotte de maille</text:p>
          </table:table-cell>
          <table:table-cell table:formula="of:=(['c - Vêtement'.F21]*10)+ (RANDBETWEEN( 0;5)*['c - Vêtement'.F21])" office:value-type="float" office:value="45" calcext:value-type="float">
            <text:p>45</text:p>
          </table:table-cell>
          <table:table-cell table:formula="of:=(['c - Vêtement'.C21]*2) + RANDBETWEEN(0;10)" office:value-type="float" office:value="100" calcext:value-type="float">
            <text:p>100</text:p>
          </table:table-cell>
          <table:table-cell table:formula="of:=ROUND((['c - Vêtement'.C21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Chemise de maille</text:p>
          </table:table-cell>
          <table:table-cell table:formula="of:=T(&quot;C'est un &quot;) &amp; LOWER(['c - Vêtement'.A22])" office:value-type="string" office:string-value="C'est un chemise de maille" calcext:value-type="string">
            <text:p>C'est un chemise de maille</text:p>
          </table:table-cell>
          <table:table-cell table:formula="of:=(['c - Vêtement'.F22]*10)+ (RANDBETWEEN( 0;5)*['c - Vêtement'.F22])" office:value-type="float" office:value="56" calcext:value-type="float">
            <text:p>56</text:p>
          </table:table-cell>
          <table:table-cell table:formula="of:=(['c - Vêtement'.C22]*2) + RANDBETWEEN(0;10)" office:value-type="float" office:value="115" calcext:value-type="float">
            <text:p>115</text:p>
          </table:table-cell>
          <table:table-cell table:formula="of:=ROUND((['c - Vêtement'.C22]*20)/40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Armure de parade</text:p>
          </table:table-cell>
          <table:table-cell table:formula="of:=T(&quot;C'est un &quot;) &amp; LOWER(['c - Vêtement'.A23])" office:value-type="string" office:string-value="C'est un armure de parade" calcext:value-type="string">
            <text:p>C'est un armure de parade</text:p>
          </table:table-cell>
          <table:table-cell table:formula="of:=(['c - Vêtement'.F23]*10)+ (RANDBETWEEN( 0;5)*['c - Vêtement'.F23])" office:value-type="float" office:value="40" calcext:value-type="float">
            <text:p>40</text:p>
          </table:table-cell>
          <table:table-cell table:formula="of:=(['c - Vêtement'.C23]*2) + RANDBETWEEN(0;10)" office:value-type="float" office:value="86" calcext:value-type="float">
            <text:p>86</text:p>
          </table:table-cell>
          <table:table-cell table:formula="of:=ROUND((['c - Vêtement'.C23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Armure de bois</text:p>
          </table:table-cell>
          <table:table-cell table:formula="of:=T(&quot;C'est un &quot;) &amp; LOWER(['c - Vêtement'.A24])" office:value-type="string" office:string-value="C'est un armure de bois" calcext:value-type="string">
            <text:p>C'est un armure de bois</text:p>
          </table:table-cell>
          <table:table-cell table:formula="of:=(['c - Vêtement'.F24]*10)+ (RANDBETWEEN( 0;5)*['c - Vêtement'.F24])" office:value-type="float" office:value="40" calcext:value-type="float">
            <text:p>40</text:p>
          </table:table-cell>
          <table:table-cell table:formula="of:=(['c - Vêtement'.C24]*2) + RANDBETWEEN(0;10)" office:value-type="float" office:value="84" calcext:value-type="float">
            <text:p>84</text:p>
          </table:table-cell>
          <table:table-cell table:formula="of:=ROUND((['c - Vêtement'.C24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Cuirasse rouillée</text:p>
          </table:table-cell>
          <table:table-cell table:formula="of:=T(&quot;C'est un &quot;) &amp; LOWER(['c - Vêtement'.A25])" office:value-type="string" office:string-value="C'est un cuirasse rouillée" calcext:value-type="string">
            <text:p>C'est un cuirasse rouillée</text:p>
          </table:table-cell>
          <table:table-cell table:formula="of:=(['c - Vêtement'.F25]*10)+ (RANDBETWEEN( 0;5)*['c - Vêtement'.F25])" office:value-type="float" office:value="40" calcext:value-type="float">
            <text:p>40</text:p>
          </table:table-cell>
          <table:table-cell table:formula="of:=(['c - Vêtement'.C25]*2) + RANDBETWEEN(0;10)" office:value-type="float" office:value="81" calcext:value-type="float">
            <text:p>81</text:p>
          </table:table-cell>
          <table:table-cell table:formula="of:=ROUND((['c - Vêtement'.C25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Harnais de cuir</text:p>
          </table:table-cell>
          <table:table-cell table:formula="of:=T(&quot;C'est un &quot;) &amp; LOWER(['c - Vêtement'.A26])" office:value-type="string" office:string-value="C'est un harnais de cuir" calcext:value-type="string">
            <text:p>C'est un harnais de cuir</text:p>
          </table:table-cell>
          <table:table-cell table:formula="of:=(['c - Vêtement'.F26]*10)+ (RANDBETWEEN( 0;5)*['c - Vêtement'.F26])" office:value-type="float" office:value="40" calcext:value-type="float">
            <text:p>40</text:p>
          </table:table-cell>
          <table:table-cell table:formula="of:=(['c - Vêtement'.C26]*2) + RANDBETWEEN(0;10)" office:value-type="float" office:value="81" calcext:value-type="float">
            <text:p>81</text:p>
          </table:table-cell>
          <table:table-cell table:formula="of:=ROUND((['c - Vêtement'.C26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Veste renforcée</text:p>
          </table:table-cell>
          <table:table-cell table:formula="of:=T(&quot;C'est un &quot;) &amp; LOWER(['c - Vêtement'.A27])" office:value-type="string" office:string-value="C'est un veste renforcée" calcext:value-type="string">
            <text:p>C'est un veste renforcée</text:p>
          </table:table-cell>
          <table:table-cell table:formula="of:=(['c - Vêtement'.F27]*10)+ (RANDBETWEEN( 0;5)*['c - Vêtement'.F27])" office:value-type="float" office:value="52" calcext:value-type="float">
            <text:p>52</text:p>
          </table:table-cell>
          <table:table-cell table:formula="of:=(['c - Vêtement'.C27]*2) + RANDBETWEEN(0;10)" office:value-type="float" office:value="104" calcext:value-type="float">
            <text:p>104</text:p>
          </table:table-cell>
          <table:table-cell table:formula="of:=ROUND((['c - Vêtement'.C27]*20)/40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Plastron de cuir</text:p>
          </table:table-cell>
          <table:table-cell table:formula="of:=T(&quot;C'est un &quot;) &amp; LOWER(['c - Vêtement'.A28])" office:value-type="string" office:string-value="C'est un plastron de cuir" calcext:value-type="string">
            <text:p>C'est un plastron de cuir</text:p>
          </table:table-cell>
          <table:table-cell table:formula="of:=(['c - Vêtement'.F28]*10)+ (RANDBETWEEN( 0;5)*['c - Vêtement'.F28])" office:value-type="float" office:value="65" calcext:value-type="float">
            <text:p>65</text:p>
          </table:table-cell>
          <table:table-cell table:formula="of:=(['c - Vêtement'.C28]*2) + RANDBETWEEN(0;10)" office:value-type="float" office:value="138" calcext:value-type="float">
            <text:p>138</text:p>
          </table:table-cell>
          <table:table-cell table:formula="of:=ROUND((['c - Vêtement'.C28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'c - Vêtement'.A29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29]*2) + RANDBETWEEN(0;10)" office:value-type="float" office:value="78" calcext:value-type="float">
            <text:p>78</text:p>
          </table:table-cell>
          <table:table-cell table:formula="of:=ROUND((['c - Vêtement'.C29]*20)/40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enue d'officier</text:p>
          </table:table-cell>
          <table:table-cell table:formula="of:=T(&quot;C'est un &quot;) &amp; LOWER(['c - Vêtement'.A30])" office:value-type="string" office:string-value="C'est un tenue d'officier" calcext:value-type="string">
            <text:p>C'est un tenue d'officier</text:p>
          </table:table-cell>
          <table:table-cell table:formula="of:=(['c - Vêtement'.F30]*10)+ (RANDBETWEEN( 0;5)*['c - Vêtement'.F30])" office:value-type="float" office:value="65" calcext:value-type="float">
            <text:p>65</text:p>
          </table:table-cell>
          <table:table-cell table:formula="of:=(['c - Vêtement'.C30]*2) + RANDBETWEEN(0;10)" office:value-type="float" office:value="138" calcext:value-type="float">
            <text:p>138</text:p>
          </table:table-cell>
          <table:table-cell table:formula="of:=ROUND((['c - Vêtement'.C30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Habit de bandit</text:p>
          </table:table-cell>
          <table:table-cell table:formula="of:=T(&quot;C'est un &quot;) &amp; LOWER(['c - Vêtement'.A31])" office:value-type="string" office:string-value="C'est un habit de bandit" calcext:value-type="string">
            <text:p>C'est un habit de bandit</text:p>
          </table:table-cell>
          <table:table-cell table:formula="of:=(['c - Vêtement'.F31]*10)+ (RANDBETWEEN( 0;5)*['c - Vêtement'.F31])" office:value-type="float" office:value="55" calcext:value-type="float">
            <text:p>55</text:p>
          </table:table-cell>
          <table:table-cell table:formula="of:=(['c - Vêtement'.C31]*2) + RANDBETWEEN(0;10)" office:value-type="float" office:value="120" calcext:value-type="float">
            <text:p>120</text:p>
          </table:table-cell>
          <table:table-cell table:formula="of:=ROUND((['c - Vêtement'.C31]*20)/40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Plastron de fer</text:p>
          </table:table-cell>
          <table:table-cell table:formula="of:=T(&quot;C'est un &quot;) &amp; LOWER(['c - Vêtement'.A32])" office:value-type="string" office:string-value="C'est un plastron de fer" calcext:value-type="string">
            <text:p>C'est un plastron de fer</text:p>
          </table:table-cell>
          <table:table-cell table:formula="of:=(['c - Vêtement'.F32]*10)+ (RANDBETWEEN( 0;5)*['c - Vêtement'.F32])" office:value-type="float" office:value="50" calcext:value-type="float">
            <text:p>50</text:p>
          </table:table-cell>
          <table:table-cell table:formula="of:=(['c - Vêtement'.C32]*2) + RANDBETWEEN(0;10)" office:value-type="float" office:value="101" calcext:value-type="float">
            <text:p>101</text:p>
          </table:table-cell>
          <table:table-cell table:formula="of:=ROUND((['c - Vêtement'.C32]*20)/40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Cotte de maille</text:p>
          </table:table-cell>
          <table:table-cell table:formula="of:=T(&quot;C'est un &quot;) &amp; LOWER(['c - Vêtement'.A33])" office:value-type="string" office:string-value="C'est un cotte de maille" calcext:value-type="string">
            <text:p>C'est un cotte de maille</text:p>
          </table:table-cell>
          <table:table-cell table:formula="of:=(['c - Vêtement'.F33]*10)+ (RANDBETWEEN( 0;5)*['c - Vêtement'.F33])" office:value-type="float" office:value="50" calcext:value-type="float">
            <text:p>50</text:p>
          </table:table-cell>
          <table:table-cell table:formula="of:=(['c - Vêtement'.C33]*2) + RANDBETWEEN(0;10)" office:value-type="float" office:value="102" calcext:value-type="float">
            <text:p>102</text:p>
          </table:table-cell>
          <table:table-cell table:formula="of:=ROUND((['c - Vêtement'.C33]*20)/40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Chemise de maille</text:p>
          </table:table-cell>
          <table:table-cell table:formula="of:=T(&quot;C'est un &quot;) &amp; LOWER(['c - Vêtement'.A34])" office:value-type="string" office:string-value="C'est un chemise de maille" calcext:value-type="string">
            <text:p>C'est un chemise de maille</text:p>
          </table:table-cell>
          <table:table-cell table:formula="of:=(['c - Vêtement'.F34]*10)+ (RANDBETWEEN( 0;5)*['c - Vêtement'.F34])" office:value-type="float" office:value="78" calcext:value-type="float">
            <text:p>78</text:p>
          </table:table-cell>
          <table:table-cell table:formula="of:=(['c - Vêtement'.C34]*2) + RANDBETWEEN(0;10)" office:value-type="float" office:value="165" calcext:value-type="float">
            <text:p>165</text:p>
          </table:table-cell>
          <table:table-cell table:formula="of:=ROUND((['c - Vêtement'.C34]*20)/40)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rmure de parade</text:p>
          </table:table-cell>
          <table:table-cell table:formula="of:=T(&quot;C'est un &quot;) &amp; LOWER(['c - Vêtement'.A35])" office:value-type="string" office:string-value="C'est un armure de parade" calcext:value-type="string">
            <text:p>C'est un armure de parade</text:p>
          </table:table-cell>
          <table:table-cell table:formula="of:=(['c - Vêtement'.F35]*10)+ (RANDBETWEEN( 0;5)*['c - Vêtement'.F35])" office:value-type="float" office:value="84" calcext:value-type="float">
            <text:p>84</text:p>
          </table:table-cell>
          <table:table-cell table:formula="of:=(['c - Vêtement'.C35]*2) + RANDBETWEEN(0;10)" office:value-type="float" office:value="172" calcext:value-type="float">
            <text:p>172</text:p>
          </table:table-cell>
          <table:table-cell table:formula="of:=ROUND((['c - Vêtement'.C35]*20)/40)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rmure de bois</text:p>
          </table:table-cell>
          <table:table-cell table:formula="of:=T(&quot;C'est un &quot;) &amp; LOWER(['c - Vêtement'.A36])" office:value-type="string" office:string-value="C'est un armure de bois" calcext:value-type="string">
            <text:p>C'est un armure de bois</text:p>
          </table:table-cell>
          <table:table-cell table:formula="of:=(['c - Vêtement'.F36]*10)+ (RANDBETWEEN( 0;5)*['c - Vêtement'.F36])" office:value-type="float" office:value="78" calcext:value-type="float">
            <text:p>78</text:p>
          </table:table-cell>
          <table:table-cell table:formula="of:=(['c - Vêtement'.C36]*2) + RANDBETWEEN(0;10)" office:value-type="float" office:value="161" calcext:value-type="float">
            <text:p>161</text:p>
          </table:table-cell>
          <table:table-cell table:formula="of:=ROUND((['c - Vêtement'.C36]*20)/40)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Cuirasse rouillée</text:p>
          </table:table-cell>
          <table:table-cell table:formula="of:=T(&quot;C'est un &quot;) &amp; LOWER(['c - Vêtement'.A37])" office:value-type="string" office:string-value="C'est un cuirasse rouillée" calcext:value-type="string">
            <text:p>C'est un cuirasse rouillée</text:p>
          </table:table-cell>
          <table:table-cell table:formula="of:=(['c - Vêtement'.F37]*10)+ (RANDBETWEEN( 0;5)*['c - Vêtement'.F37])" office:value-type="float" office:value="90" calcext:value-type="float">
            <text:p>90</text:p>
          </table:table-cell>
          <table:table-cell table:formula="of:=(['c - Vêtement'.C37]*2) + RANDBETWEEN(0;10)" office:value-type="float" office:value="181" calcext:value-type="float">
            <text:p>181</text:p>
          </table:table-cell>
          <table:table-cell table:formula="of:=ROUND((['c - Vêtement'.C37]*20)/40)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Harnais de cuir</text:p>
          </table:table-cell>
          <table:table-cell table:formula="of:=T(&quot;C'est un &quot;) &amp; LOWER(['c - Vêtement'.A38])" office:value-type="string" office:string-value="C'est un harnais de cuir" calcext:value-type="string">
            <text:p>C'est un harnais de cuir</text:p>
          </table:table-cell>
          <table:table-cell table:formula="of:=(['c - Vêtement'.F38]*10)+ (RANDBETWEEN( 0;5)*['c - Vêtement'.F38])" office:value-type="float" office:value="60" calcext:value-type="float">
            <text:p>60</text:p>
          </table:table-cell>
          <table:table-cell table:formula="of:=(['c - Vêtement'.C38]*2) + RANDBETWEEN(0;10)" office:value-type="float" office:value="130" calcext:value-type="float">
            <text:p>130</text:p>
          </table:table-cell>
          <table:table-cell table:formula="of:=ROUND((['c - Vêtement'.C38]*20)/4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Veste renforcée</text:p>
          </table:table-cell>
          <table:table-cell table:formula="of:=T(&quot;C'est un &quot;) &amp; LOWER(['c - Vêtement'.A39])" office:value-type="string" office:string-value="C'est un veste renforcée" calcext:value-type="string">
            <text:p>C'est un veste renforcée</text:p>
          </table:table-cell>
          <table:table-cell table:formula="of:=(['c - Vêtement'.F39]*10)+ (RANDBETWEEN( 0;5)*['c - Vêtement'.F39])" office:value-type="float" office:value="84" calcext:value-type="float">
            <text:p>84</text:p>
          </table:table-cell>
          <table:table-cell table:formula="of:=(['c - Vêtement'.C39]*2) + RANDBETWEEN(0;10)" office:value-type="float" office:value="169" calcext:value-type="float">
            <text:p>169</text:p>
          </table:table-cell>
          <table:table-cell table:formula="of:=ROUND((['c - Vêtement'.C39]*20)/40)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Plastron de cuir</text:p>
          </table:table-cell>
          <table:table-cell table:formula="of:=T(&quot;C'est un &quot;) &amp; LOWER(['c - Vêtement'.A40])" office:value-type="string" office:string-value="C'est un plastron de cuir" calcext:value-type="string">
            <text:p>C'est un plastron de cuir</text:p>
          </table:table-cell>
          <table:table-cell table:formula="of:=(['c - Vêtement'.F40]*10)+ (RANDBETWEEN( 0;5)*['c - Vêtement'.F40])" office:value-type="float" office:value="84" calcext:value-type="float">
            <text:p>84</text:p>
          </table:table-cell>
          <table:table-cell table:formula="of:=(['c - Vêtement'.C40]*2) + RANDBETWEEN(0;10)" office:value-type="float" office:value="175" calcext:value-type="float">
            <text:p>175</text:p>
          </table:table-cell>
          <table:table-cell table:formula="of:=ROUND((['c - Vêtement'.C40]*20)/40)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'c - Vêtement'.A41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41]*2) + RANDBETWEEN(0;10)" office:value-type="float" office:value="73" calcext:value-type="float">
            <text:p>73</text:p>
          </table:table-cell>
          <table:table-cell table:formula="of:=ROUND((['c - Vêtement'.C41]*20)/40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enue d'officier</text:p>
          </table:table-cell>
          <table:table-cell table:formula="of:=T(&quot;C'est un &quot;) &amp; LOWER(['c - Vêtement'.A42])" office:value-type="string" office:string-value="C'est un tenue d'officier" calcext:value-type="string">
            <text:p>C'est un tenue d'officier</text:p>
          </table:table-cell>
          <table:table-cell table:formula="of:=(['c - Vêtement'.F42]*10)+ (RANDBETWEEN( 0;5)*['c - Vêtement'.F42])" office:value-type="float" office:value="70" calcext:value-type="float">
            <text:p>70</text:p>
          </table:table-cell>
          <table:table-cell table:formula="of:=(['c - Vêtement'.C42]*2) + RANDBETWEEN(0;10)" office:value-type="float" office:value="146" calcext:value-type="float">
            <text:p>146</text:p>
          </table:table-cell>
          <table:table-cell table:formula="of:=ROUND((['c - Vêtement'.C42]*20)/40)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Habit de bandit</text:p>
          </table:table-cell>
          <table:table-cell table:formula="of:=T(&quot;C'est un &quot;) &amp; LOWER(['c - Vêtement'.A43])" office:value-type="string" office:string-value="C'est un habit de bandit" calcext:value-type="string">
            <text:p>C'est un habit de bandit</text:p>
          </table:table-cell>
          <table:table-cell table:formula="of:=(['c - Vêtement'.F43]*10)+ (RANDBETWEEN( 0;5)*['c - Vêtement'.F43])" office:value-type="float" office:value="105" calcext:value-type="float">
            <text:p>105</text:p>
          </table:table-cell>
          <table:table-cell table:formula="of:=(['c - Vêtement'.C43]*2) + RANDBETWEEN(0;10)" office:value-type="float" office:value="219" calcext:value-type="float">
            <text:p>219</text:p>
          </table:table-cell>
          <table:table-cell table:formula="of:=ROUND((['c - Vêtement'.C43]*20)/40)"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Plastron de fer</text:p>
          </table:table-cell>
          <table:table-cell table:formula="of:=T(&quot;C'est un &quot;) &amp; LOWER(['c - Vêtement'.A44])" office:value-type="string" office:string-value="C'est un plastron de fer" calcext:value-type="string">
            <text:p>C'est un plastron de fer</text:p>
          </table:table-cell>
          <table:table-cell table:formula="of:=(['c - Vêtement'.F44]*10)+ (RANDBETWEEN( 0;5)*['c - Vêtement'.F44])" office:value-type="float" office:value="91" calcext:value-type="float">
            <text:p>91</text:p>
          </table:table-cell>
          <table:table-cell table:formula="of:=(['c - Vêtement'.C44]*2) + RANDBETWEEN(0;10)" office:value-type="float" office:value="182" calcext:value-type="float">
            <text:p>182</text:p>
          </table:table-cell>
          <table:table-cell table:formula="of:=ROUND((['c - Vêtement'.C44]*20)/40)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</table:table-row>
        <table:table-row table:style-name="ro10">
          <table:table-cell office:value-type="string" calcext:value-type="string">
            <text:p>Cotte de maille</text:p>
          </table:table-cell>
          <table:table-cell table:formula="of:=T(&quot;C'est un &quot;) &amp; LOWER(['c - Vêtement'.A45])" office:value-type="string" office:string-value="C'est un cotte de maille" calcext:value-type="string">
            <text:p>C'est un cotte de maille</text:p>
          </table:table-cell>
          <table:table-cell table:formula="of:=(['c - Vêtement'.F45]*10)+ (RANDBETWEEN( 0;5)*['c - Vêtement'.F45])" office:value-type="float" office:value="70" calcext:value-type="float">
            <text:p>70</text:p>
          </table:table-cell>
          <table:table-cell table:formula="of:=(['c - Vêtement'.C45]*2) + RANDBETWEEN(0;10)" office:value-type="float" office:value="150" calcext:value-type="float">
            <text:p>150</text:p>
          </table:table-cell>
          <table:table-cell table:formula="of:=ROUND((['c - Vêtement'.C45]*20)/40)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Chemise de maille</text:p>
          </table:table-cell>
          <table:table-cell table:formula="of:=T(&quot;C'est un &quot;) &amp; LOWER(['c - Vêtement'.A46])" office:value-type="string" office:string-value="C'est un chemise de maille" calcext:value-type="string">
            <text:p>C'est un chemise de maille</text:p>
          </table:table-cell>
          <table:table-cell table:formula="of:=(['c - Vêtement'.F46]*10)+ (RANDBETWEEN( 0;5)*['c - Vêtement'.F46])" office:value-type="float" office:value="104" calcext:value-type="float">
            <text:p>104</text:p>
          </table:table-cell>
          <table:table-cell table:formula="of:=(['c - Vêtement'.C46]*2) + RANDBETWEEN(0;10)" office:value-type="float" office:value="217" calcext:value-type="float">
            <text:p>217</text:p>
          </table:table-cell>
          <table:table-cell table:formula="of:=ROUND((['c - Vêtement'.C46]*20)/40)"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rmure de parade</text:p>
          </table:table-cell>
          <table:table-cell table:formula="of:=T(&quot;C'est un &quot;) &amp; LOWER(['c - Vêtement'.A47])" office:value-type="string" office:string-value="C'est un armure de parade" calcext:value-type="string">
            <text:p>C'est un armure de parade</text:p>
          </table:table-cell>
          <table:table-cell table:formula="of:=(['c - Vêtement'.F47]*10)+ (RANDBETWEEN( 0;5)*['c - Vêtement'.F47])" office:value-type="float" office:value="120" calcext:value-type="float">
            <text:p>120</text:p>
          </table:table-cell>
          <table:table-cell table:formula="of:=(['c - Vêtement'.C47]*2) + RANDBETWEEN(0;10)" office:value-type="float" office:value="245" calcext:value-type="float">
            <text:p>245</text:p>
          </table:table-cell>
          <table:table-cell table:formula="of:=ROUND((['c - Vêtement'.C47]*20)/40)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rmure de bois</text:p>
          </table:table-cell>
          <table:table-cell table:formula="of:=T(&quot;C'est un &quot;) &amp; LOWER(['c - Vêtement'.A48])" office:value-type="string" office:string-value="C'est un armure de bois" calcext:value-type="string">
            <text:p>C'est un armure de bois</text:p>
          </table:table-cell>
          <table:table-cell table:formula="of:=(['c - Vêtement'.F48]*10)+ (RANDBETWEEN( 0;5)*['c - Vêtement'.F48])" office:value-type="float" office:value="104" calcext:value-type="float">
            <text:p>104</text:p>
          </table:table-cell>
          <table:table-cell table:formula="of:=(['c - Vêtement'.C48]*2) + RANDBETWEEN(0;10)" office:value-type="float" office:value="208" calcext:value-type="float">
            <text:p>208</text:p>
          </table:table-cell>
          <table:table-cell table:formula="of:=ROUND((['c - Vêtement'.C48]*20)/40)"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uirasse rouillée</text:p>
          </table:table-cell>
          <table:table-cell table:formula="of:=T(&quot;C'est un &quot;) &amp; LOWER(['c - Vêtement'.A49])" office:value-type="string" office:string-value="C'est un cuirasse rouillée" calcext:value-type="string">
            <text:p>C'est un cuirasse rouillée</text:p>
          </table:table-cell>
          <table:table-cell table:formula="of:=(['c - Vêtement'.F49]*10)+ (RANDBETWEEN( 0;5)*['c - Vêtement'.F49])" office:value-type="float" office:value="96" calcext:value-type="float">
            <text:p>96</text:p>
          </table:table-cell>
          <table:table-cell table:formula="of:=(['c - Vêtement'.C49]*2) + RANDBETWEEN(0;10)" office:value-type="float" office:value="201" calcext:value-type="float">
            <text:p>201</text:p>
          </table:table-cell>
          <table:table-cell table:formula="of:=ROUND((['c - Vêtement'.C49]*20)/40)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Harnais de cuir</text:p>
          </table:table-cell>
          <table:table-cell table:formula="of:=T(&quot;C'est un &quot;) &amp; LOWER(['c - Vêtement'.A50])" office:value-type="string" office:string-value="C'est un harnais de cuir" calcext:value-type="string">
            <text:p>C'est un harnais de cuir</text:p>
          </table:table-cell>
          <table:table-cell table:formula="of:=(['c - Vêtement'.F50]*10)+ (RANDBETWEEN( 0;5)*['c - Vêtement'.F50])" office:value-type="float" office:value="96" calcext:value-type="float">
            <text:p>96</text:p>
          </table:table-cell>
          <table:table-cell table:formula="of:=(['c - Vêtement'.C50]*2) + RANDBETWEEN(0;10)" office:value-type="float" office:value="196" calcext:value-type="float">
            <text:p>196</text:p>
          </table:table-cell>
          <table:table-cell table:formula="of:=ROUND((['c - Vêtement'.C50]*20)/40)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Veste renforcée</text:p>
          </table:table-cell>
          <table:table-cell table:formula="of:=T(&quot;C'est un &quot;) &amp; LOWER(['c - Vêtement'.A51])" office:value-type="string" office:string-value="C'est un veste renforcée" calcext:value-type="string">
            <text:p>C'est un veste renforcée</text:p>
          </table:table-cell>
          <table:table-cell table:formula="of:=(['c - Vêtement'.F51]*10)+ (RANDBETWEEN( 0;5)*['c - Vêtement'.F51])" office:value-type="float" office:value="104" calcext:value-type="float">
            <text:p>104</text:p>
          </table:table-cell>
          <table:table-cell table:formula="of:=(['c - Vêtement'.C51]*2) + RANDBETWEEN(0;10)" office:value-type="float" office:value="213" calcext:value-type="float">
            <text:p>213</text:p>
          </table:table-cell>
          <table:table-cell table:formula="of:=ROUND((['c - Vêtement'.C51]*20)/40)"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Plastron de cuir</text:p>
          </table:table-cell>
          <table:table-cell table:formula="of:=T(&quot;C'est un &quot;) &amp; LOWER(['c - Vêtement'.A52])" office:value-type="string" office:string-value="C'est un plastron de cuir" calcext:value-type="string">
            <text:p>C'est un plastron de cuir</text:p>
          </table:table-cell>
          <table:table-cell table:formula="of:=(['c - Vêtement'.F52]*10)+ (RANDBETWEEN( 0;5)*['c - Vêtement'.F52])" office:value-type="float" office:value="99" calcext:value-type="float">
            <text:p>99</text:p>
          </table:table-cell>
          <table:table-cell table:formula="of:=(['c - Vêtement'.C52]*2) + RANDBETWEEN(0;10)" office:value-type="float" office:value="207" calcext:value-type="float">
            <text:p>207</text:p>
          </table:table-cell>
          <table:table-cell table:formula="of:=ROUND((['c - Vêtement'.C52]*20)/40)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'c - Vêtement'.A53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53]*2) + RANDBETWEEN(0;10)" office:value-type="float" office:value="71" calcext:value-type="float">
            <text:p>71</text:p>
          </table:table-cell>
          <table:table-cell table:formula="of:=ROUND((['c - Vêtement'.C53]*20)/40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Tenue d'officier</text:p>
          </table:table-cell>
          <table:table-cell table:formula="of:=T(&quot;C'est un &quot;) &amp; LOWER(['c - Vêtement'.A54])" office:value-type="string" office:string-value="C'est un tenue d'officier" calcext:value-type="string">
            <text:p>C'est un tenue d'officier</text:p>
          </table:table-cell>
          <table:table-cell table:formula="of:=(['c - Vêtement'.F54]*10)+ (RANDBETWEEN( 0;5)*['c - Vêtement'.F54])" office:value-type="float" office:value="126" calcext:value-type="float">
            <text:p>126</text:p>
          </table:table-cell>
          <table:table-cell table:formula="of:=(['c - Vêtement'.C54]*2) + RANDBETWEEN(0;10)" office:value-type="float" office:value="258" calcext:value-type="float">
            <text:p>258</text:p>
          </table:table-cell>
          <table:table-cell table:formula="of:=ROUND((['c - Vêtement'.C54]*20)/40)"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Habit de bandit</text:p>
          </table:table-cell>
          <table:table-cell table:formula="of:=T(&quot;C'est un &quot;) &amp; LOWER(['c - Vêtement'.A55])" office:value-type="string" office:string-value="C'est un habit de bandit" calcext:value-type="string">
            <text:p>C'est un habit de bandit</text:p>
          </table:table-cell>
          <table:table-cell table:formula="of:=(['c - Vêtement'.F55]*10)+ (RANDBETWEEN( 0;5)*['c - Vêtement'.F55])" office:value-type="float" office:value="135" calcext:value-type="float">
            <text:p>135</text:p>
          </table:table-cell>
          <table:table-cell table:formula="of:=(['c - Vêtement'.C55]*2) + RANDBETWEEN(0;10)" office:value-type="float" office:value="278" calcext:value-type="float">
            <text:p>278</text:p>
          </table:table-cell>
          <table:table-cell table:formula="of:=ROUND((['c - Vêtement'.C55]*20)/40)"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Plastron de fer</text:p>
          </table:table-cell>
          <table:table-cell table:formula="of:=T(&quot;C'est un &quot;) &amp; LOWER(['c - Vêtement'.A56])" office:value-type="string" office:string-value="C'est un plastron de fer" calcext:value-type="string">
            <text:p>C'est un plastron de fer</text:p>
          </table:table-cell>
          <table:table-cell table:formula="of:=(['c - Vêtement'.F56]*10)+ (RANDBETWEEN( 0;5)*['c - Vêtement'.F56])" office:value-type="float" office:value="108" calcext:value-type="float">
            <text:p>108</text:p>
          </table:table-cell>
          <table:table-cell table:formula="of:=(['c - Vêtement'.C56]*2) + RANDBETWEEN(0;10)" office:value-type="float" office:value="222" calcext:value-type="float">
            <text:p>222</text:p>
          </table:table-cell>
          <table:table-cell table:formula="of:=ROUND((['c - Vêtement'.C56]*20)/40)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Cotte de maille</text:p>
          </table:table-cell>
          <table:table-cell table:formula="of:=T(&quot;C'est un &quot;) &amp; LOWER(['c - Vêtement'.A57])" office:value-type="string" office:string-value="C'est un cotte de maille" calcext:value-type="string">
            <text:p>C'est un cotte de maille</text:p>
          </table:table-cell>
          <table:table-cell table:formula="of:=(['c - Vêtement'.F57]*10)+ (RANDBETWEEN( 0;5)*['c - Vêtement'.F57])" office:value-type="float" office:value="135" calcext:value-type="float">
            <text:p>135</text:p>
          </table:table-cell>
          <table:table-cell table:formula="of:=(['c - Vêtement'.C57]*2) + RANDBETWEEN(0;10)" office:value-type="float" office:value="271" calcext:value-type="float">
            <text:p>271</text:p>
          </table:table-cell>
          <table:table-cell table:formula="of:=ROUND((['c - Vêtement'.C57]*20)/40)"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0">
          <table:table-cell office:value-type="string" calcext:value-type="string">
            <text:p>Armure en plaque</text:p>
          </table:table-cell>
          <table:table-cell table:formula="of:=T(&quot;C'est un &quot;) &amp; LOWER(['c - Vêtement'.A58])" office:value-type="string" office:string-value="C'est un armure en plaque" calcext:value-type="string">
            <text:p>C'est un armure en plaque</text:p>
          </table:table-cell>
          <table:table-cell table:formula="of:=(['c - Vêtement'.F58]*10)+ (RANDBETWEEN( 0;5)*['c - Vêtement'.F58])" office:value-type="float" office:value="100" calcext:value-type="float">
            <text:p>100</text:p>
          </table:table-cell>
          <table:table-cell table:formula="of:=(['c - Vêtement'.C58]*2) + RANDBETWEEN(0;10)" office:value-type="float" office:value="210" calcext:value-type="float">
            <text:p>210</text:p>
          </table:table-cell>
          <table:table-cell table:formula="of:=ROUND((['c - Vêtement'.C58]*20)/40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7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15:46:04.5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1M10S</meta:editing-duration>
    <meta:editing-cycles>58</meta:editing-cycles>
    <meta:generator>LibreOffice/5.1.6.2$Windows_x86 LibreOffice_project/07ac168c60a517dba0f0d7bc7540f5afa45f0909</meta:generator>
    <meta:creation-date>2016-11-30T17:08:03.721000000</meta:creation-date>
    <dc:date>2017-09-10T16:28:17.847000000</dc:date>
    <meta:document-statistic meta:table-count="4" meta:cell-count="1071" meta:object-count="0"/>
  </office:meta>
</office:document-meta>
</file>